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text-properties fo:color="#0000ff"/>
    </style:style>
    <style:style style:name="P4" style:family="paragraph" style:parent-style-name="Standard" style:list-style-name="L1">
      <style:paragraph-properties fo:text-align="justify"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ext:p>
      <text:p text:style-name="P2"/>
      <text:list xml:id="list915059226" text:style-name="L1">
        <text:list-item>
          <text:p text:style-name="P3">Partie 1 : bases du C++</text:p>
          <text:list>
            <text:list-item>
              <text:p text:style-name="P3">Chapitre 3 : votre premier programme</text:p>
              <text:list>
                <text:list-item>
                  <text:p text:style-name="P3">écrire les lignes de bases du main.cpp</text:p>
                </text:list-item>
                <text:list-item>
                  <text:p text:style-name="P3">rajouter l'attente en bas du main</text:p>
                </text:list-item>
                <text:list-item>
                  <text:p text:style-name="P3">écrire un message à l'écran</text:p>
                </text:list-item>
                <text:list-item>
                  <text:p text:style-name="P3">commentaires (s'habituer à en mettre)</text:p>
                </text:list-item>
              </text:list>
            </text:list-item>
            <text:list-item>
              <text:p text:style-name="P3">Chapitre 4 : la mémoire</text:p>
              <text:list>
                <text:list-item>
                  <text:p text:style-name="P3">déclarer une variable</text:p>
                  <text:list>
                    <text:list-item>
                      <text:p text:style-name="P3">tester tous noms autorisés, et forme de nom conseillée</text:p>
                    </text:list-item>
                    <text:list-item>
                      <text:p text:style-name="P3">tester tous les types et leur limites</text:p>
                    </text:list-item>
                    <text:list-item>
                      <text:p text:style-name="P3">déclarer des trois façons possibles (une sans initialisation et deux avec) et choisir</text:p>
                    </text:list-item>
                    <text:list-item>
                      <text:p text:style-name="P3">déclarer et initialiser ou non plusieurs variables de même type</text:p>
                    </text:list-item>
                    <text:list-item>
                      <text:p text:style-name="P3">déclarer une string sans oublier (la directive de procésseur) !!!</text:p>
                    </text:list-item>
                    <text:list-item>
                      <text:p text:style-name="P3">initialiser après coup</text:p>
                    </text:list-item>
                    <text:list-item>
                      <text:p text:style-name="P3">s'habituer au point hors du pavé sur mac pour les double</text:p>
                    </text:list-item>
                  </text:list>
                </text:list-item>
                <text:list-item>
                  <text:p text:style-name="P3">Afficher la valeur d'une variable à l'écran</text:p>
                </text:list-item>
                <text:list-item>
                  <text:p text:style-name="P3">Créer une référence sur une variable (un alias)</text:p>
                </text:list-item>
              </text:list>
            </text:list-item>
            <text:list-item>
              <text:p text:style-name="P3">Chapitre 5 : une vraie calculatrice</text:p>
              <text:list>
                <text:list-item>
                  <text:p text:style-name="P3">demander une information à l'utilisateur et la stocker dans la variable</text:p>
                  <text:list>
                    <text:list-item>
                      <text:p text:style-name="P3">demander n'importe quel type</text:p>
                    </text:list-item>
                    <text:list-item>
                      <text:p text:style-name="P3">demander une ligne toute entière et la stocker dans un seul string</text:p>
                    </text:list-item>
                    <text:list-item>
                      <text:p text:style-name="P3">vider l'entrée avant chaque demande de phrase précédée d'une demande de mot !!!</text:p>
                    </text:list-item>
                  </text:list>
                </text:list-item>
                <text:list-item>
                  <text:p text:style-name="P3">calculer</text:p>
                  <text:list>
                    <text:list-item>
                      <text:p text:style-name="P3">utiliser les 5 opérations de base</text:p>
                      <text:list>
                        <text:list-item>
                          <text:p text:style-name="P3">sans raccourcis</text:p>
                        </text:list-item>
                        <text:list-item>
                          <text:p text:style-name="P3">incrémenter et décrémenter</text:p>
                        </text:list-item>
                        <text:list-item>
                          <text:p text:style-name="P3">autres raccourcis</text:p>
                        </text:list-item>
                      </text:list>
                    </text:list-item>
                    <text:list-item>
                      <text:p text:style-name="P3">plus de fonctions (avec int et double)</text:p>
                      <text:list>
                        <text:list-item>
                          <text:p text:style-name="P3">penser systématiquement à rajouter (???) en haut</text:p>
                        </text:list-item>
                        <text:list-item>
                          <text:p text:style-name="P3">racine carrée</text:p>
                        </text:list-item>
                        <text:list-item>
                          <text:p text:style-name="P3">sinus</text:p>
                        </text:list-item>
                        <text:list-item>
                          <text:p text:style-name="P3">cosinus</text:p>
                        </text:list-item>
                        <text:list-item>
                          <text:p text:style-name="P3">tangente</text:p>
                        </text:list-item>
                        <text:list-item>
                          <text:p text:style-name="P3">exponentielle</text:p>
                        </text:list-item>
                        <text:list-item>
                          <text:p text:style-name="P3">ln</text:p>
                        </text:list-item>
                        <text:list-item>
                          <text:p text:style-name="P3">log10</text:p>
                        </text:list-item>
                        <text:list-item>
                          <text:p text:style-name="P3">valeur absolue</text:p>
                        </text:list-item>
                        <text:list-item>
                          <text:p text:style-name="P3">tronquage</text:p>
                        </text:list-item>
                        <text:list-item>
                          <text:p text:style-name="P3">arrondi vers le haut</text:p>
                        </text:list-item>
                        <text:list-item>
                          <text:p text:style-name="P3">puissance</text:p>
                        </text:list-item>
                      </text:list>
                    </text:list-item>
                  </text:list>
                </text:list-item>
                <text:list-item>
                  <text:p text:style-name="P3">déclarer une constante</text:p>
                  <text:list>
                    <text:list-item>
                      <text:p text:style-name="P3">déclarer</text:p>
                    </text:list-item>
                    <text:list-item>
                      <text:p text:style-name="P3">apprendre à détecter ce qui doit être déclaré comme constant et toujours le faire !</text:p>
                    </text:list-item>
                  </text:list>
                </text:list-item>
              </text:list>
            </text:list-item>
            <text:list-item>
              <text:p text:style-name="P3">Chapitre 6 : les structures de contrôles</text:p>
              <text:list>
                <text:list-item>
                  <text:p text:style-name="P3">conditions</text:p>
                  <text:list>
                    <text:list-item>
                      <text:p text:style-name="P3">«if» «else if» «else»</text:p>
                    </text:list-item>
                    <text:list-item>
                      <text:p text:style-name="P3"><text:soft-page-break/>les 6 comparaisons</text:p>
                    </text:list-item>
                    <text:list-item>
                      <text:p text:style-name="P3">opérateurs combinatoires</text:p>
                    </text:list-item>
                    <text:list-item>
                      <text:p text:style-name="P3">booléens en guise de condition</text:p>
                    </text:list-item>
                    <text:list-item>
                      <text:p text:style-name="P3">utiliser un switch</text:p>
                    </text:list-item>
                  </text:list>
                </text:list-item>
                <text:list-item>
                  <text:p text:style-name="P3">boucles</text:p>
                  <text:list>
                    <text:list-item>
                      <text:p text:style-name="P3">while</text:p>
                    </text:list-item>
                    <text:list-item>
                      <text:p text:style-name="P3">do while</text:p>
                    </text:list-item>
                    <text:list-item>
                      <text:p text:style-name="P3">for</text:p>
                    </text:list-item>
                  </text:list>
                </text:list-item>
              </text:list>
            </text:list-item>
            <text:list-item>
              <text:p text:style-name="P3">Chapitre 7 : programmation modulaire : fonctions et fichiers</text:p>
              <text:list>
                <text:list-item>
                  <text:p text:style-name="P3">fonctions</text:p>
                  <text:list>
                    <text:list-item>
                      <text:p text:style-name="P3">créer une fonction de tous types avec</text:p>
                      <text:list>
                        <text:list-item>
                          <text:p text:style-name="P3">un paramètre</text:p>
                        </text:list-item>
                        <text:list-item>
                          <text:p text:style-name="P3">plusieurs</text:p>
                        </text:list-item>
                        <text:list-item>
                          <text:p text:style-name="P3">aucun</text:p>
                        </text:list-item>
                      </text:list>
                    </text:list-item>
                    <text:list-item>
                      <text:p text:style-name="P3">créer deux fonctions ayant le même nom</text:p>
                    </text:list-item>
                    <text:list-item>
                      <text:p text:style-name="P3">appeler une fonction</text:p>
                    </text:list-item>
                    <text:list-item>
                      <text:p text:style-name="P3">sans retour</text:p>
                    </text:list-item>
                    <text:list-item>
                      <text:p text:style-name="P3">passage :</text:p>
                      <text:list>
                        <text:list-item>
                          <text:p text:style-name="P3">par référence (exemple de l'échange)</text:p>
                        </text:list-item>
                        <text:list-item>
                          <text:p text:style-name="P3">passage par référence constante</text:p>
                        </text:list-item>
                        <text:list-item>
                          <text:p text:style-name="P3">s'entraîner à discerner de quel passage on a besoin</text:p>
                        </text:list-item>
                        <text:list-item>
                          <text:p text:style-name="P3">mettre le const et le &amp; devant et derrière le type et tester</text:p>
                        </text:list-item>
                      </text:list>
                    </text:list-item>
                  </text:list>
                </text:list-item>
                <text:list-item>
                  <text:p text:style-name="P3">programmation modulaire : plusieurs fichiers</text:p>
                  <text:list>
                    <text:list-item>
                      <text:p text:style-name="P3">créer .cpp et .h</text:p>
                    </text:list-item>
                    <text:list-item>
                      <text:p text:style-name="P3">inclure .h et faire des tests : où inclure quoi ? Nécessaire partout ? (““ et &lt;&gt;)</text:p>
                      <text:list>
                        <text:list-item>
                          <text:p text:style-name="P3">c → inclure &lt;&gt; + ““ des autres cpp utilisés ici + namespace dans chaque .h</text:p>
                        </text:list-item>
                        <text:list-item>
                          <text:p text:style-name="P3">h → std:: (+ inclure &lt;&gt; (?) mais pas de suite, juste dans classes)</text:p>
                        </text:list-item>
                      </text:list>
                    </text:list-item>
                    <text:list-item>
                      <text:p text:style-name="P3">mettre les trucs de base dans le .h</text:p>
                    </text:list-item>
                    <text:list-item>
                      <text:p text:style-name="P3">mettre les prototypes</text:p>
                    </text:list-item>
                    <text:list-item>
                      <text:p text:style-name="P3">s'habituer à commenter les .h</text:p>
                    </text:list-item>
                    <text:list-item>
                      <text:p text:style-name="P3">paramètres facultatifs (retenir : dans quel fichiers et quel ordre de valeurs)</text:p>
                    </text:list-item>
                  </text:list>
                </text:list-item>
              </text:list>
            </text:list-item>
            <text:list-item>
              <text:p text:style-name="P3">Chapitre 8 : les tableaux</text:p>
              <text:list>
                <text:list-item>
                  <text:p text:style-name="P3">statiques</text:p>
                  <text:list>
                    <text:list-item>
                      <text:p text:style-name="P3">déclarer un tableau</text:p>
                      <text:list>
                        <text:list-item>
                          <text:p text:style-name="P3">avec un nombre</text:p>
                        </text:list-item>
                        <text:list-item>
                          <text:p text:style-name="P3">avec une constante (s'y habituer)</text:p>
                        </text:list-item>
                      </text:list>
                    </text:list-item>
                    <text:list-item>
                      <text:p text:style-name="P3">accéder aux cases (pour affecter, récupérer, modifier, utiliser...)</text:p>
                      <text:list>
                        <text:list-item>
                          <text:p text:style-name="P3">une seule case</text:p>
                        </text:list-item>
                        <text:list-item>
                          <text:p text:style-name="P3">toutes avec une boucle</text:p>
                        </text:list-item>
                      </text:list>
                    </text:list-item>
                    <text:list-item>
                      <text:p text:style-name="P3">envoyer un tableau à une fonction (avec crochets, et taille en suite)</text:p>
                    </text:list-item>
                  </text:list>
                </text:list-item>
                <text:list-item>
                  <text:p text:style-name="P3">dynamiques</text:p>
                  <text:list>
                    <text:list-item>
                      <text:p text:style-name="P3">include</text:p>
                    </text:list-item>
                    <text:list-item>
                      <text:p text:style-name="P3">déclarer</text:p>
                      <text:list>
                        <text:list-item>
                          <text:p text:style-name="P3">sans rien préciser (taille 0)</text:p>
                        </text:list-item>
                        <text:list-item>
                          <text:p text:style-name="P3">en précisant la taille</text:p>
                        </text:list-item>
                        <text:list-item>
                          <text:p text:style-name="P3">en précisant et en initialisant toutes les cases au même nombre</text:p>
                        </text:list-item>
                      </text:list>
                    </text:list-item>
                    <text:list-item>
                      <text:p text:style-name="P3">accéder</text:p>
                      <text:list>
                        <text:list-item>
                          <text:p text:style-name="P3">à un élément</text:p>
                        </text:list-item>
                        <text:list-item>
                          <text:p text:style-name="P3">à tous avec for</text:p>
                        </text:list-item>
                      </text:list>
                    </text:list-item>
                    <text:list-item>
                      <text:p text:style-name="P3"><text:soft-page-break/>rajouter un élément</text:p>
                    </text:list-item>
                    <text:list-item>
                      <text:p text:style-name="P3">supprimer un → ne supprime pas la case, elle existe toujours et on y accède via le tableau mais elle est considérée hors du tableau : un push_back la remplace</text:p>
                    </text:list-item>
                    <text:list-item>
                      <text:p text:style-name="P3">// plusieurs avec for</text:p>
                    </text:list-item>
                    <text:list-item>
                      <text:p text:style-name="P3">récupérer la taille</text:p>
                    </text:list-item>
                    <text:list-item>
                      <text:p text:style-name="P3">envoyer à une fonction</text:p>
                    </text:list-item>
                  </text:list>
                </text:list-item>
                <text:list-item>
                  <text:p text:style-name="P3">tableaux multi-dimensionnels</text:p>
                </text:list-item>
                <text:list-item>
                  <text:p text:style-name="P3">les strings comme tableaux</text:p>
                  <text:list>
                    <text:list-item>
                      <text:p text:style-name="P3">accéder aux lettres</text:p>
                    </text:list-item>
                    <text:list-item>
                      <text:p text:style-name="P3">size et push_back</text:p>
                    </text:list-item>
                  </text:list>
                </text:list-item>
              </text:list>
            </text:list-item>
            <text:list-item>
              <text:p text:style-name="P3">Chapitre 9 : lire et écrire dans des fichiers</text:p>
              <text:list>
                <text:list-item>
                  <text:p text:style-name="P3">écrire</text:p>
                  <text:list>
                    <text:list-item>
                      <text:p text:style-name="P3">include</text:p>
                    </text:list-item>
                    <text:list-item>
                      <text:p text:style-name="P3">déclarer chemin dans constante</text:p>
                    </text:list-item>
                    <text:list-item>
                      <text:p text:style-name="P3">ouvrir fichier en écriture, en mode écraser et en mode ajouter</text:p>
                    </text:list-item>
                    <text:list-item>
                      <text:p text:style-name="P3">prévoir l'échec d'ouverture</text:p>
                    </text:list-item>
                    <text:list-item>
                      <text:p text:style-name="P3">écrire dans le fichier</text:p>
                    </text:list-item>
                  </text:list>
                </text:list-item>
                <text:list-item>
                  <text:p text:style-name="P3">lire</text:p>
                  <text:list>
                    <text:list-item>
                      <text:p text:style-name="P3">ouvrir en lecture</text:p>
                    </text:list-item>
                    <text:list-item>
                      <text:p text:style-name="P3">vérifier</text:p>
                    </text:list-item>
                    <text:list-item>
                      <text:p text:style-name="P3">lire</text:p>
                      <text:list>
                        <text:list-item>
                          <text:p text:style-name="P3">ligne</text:p>
                        </text:list-item>
                        <text:list-item>
                          <text:p text:style-name="P3">mot</text:p>
                        </text:list-item>
                        <text:list-item>
                          <text:p text:style-name="P3">lettre</text:p>
                        </text:list-item>
                        <text:list-item>
                          <text:p text:style-name="P3">tout</text:p>
                        </text:list-item>
                      </text:list>
                    </text:list-item>
                  </text:list>
                </text:list-item>
                <text:list-item>
                  <text:p text:style-name="P3">astuces</text:p>
                  <text:list>
                    <text:list-item>
                      <text:p text:style-name="P3">manuellement</text:p>
                      <text:list>
                        <text:list-item>
                          <text:p text:style-name="P3">créer un fichier puis l'ouvrir manuellement</text:p>
                        </text:list-item>
                        <text:list-item>
                          <text:p text:style-name="P3">fermer manuellement</text:p>
                        </text:list-item>
                      </text:list>
                    </text:list-item>
                    <text:list-item>
                      <text:p text:style-name="P3">curseur</text:p>
                      <text:list>
                        <text:list-item>
                          <text:p text:style-name="P3">connaître sa position</text:p>
                        </text:list-item>
                        <text:list-item>
                          <text:p text:style-name="P3">se déplacer (les deux, en ouverture comme en fermeture)</text:p>
                        </text:list-item>
                      </text:list>
                    </text:list-item>
                    <text:list-item>
                      <text:p text:style-name="P3">connaître taille fichier</text:p>
                    </text:list-item>
                    <text:list-item>
                      <text:p text:style-name="P3">remettre la lecture à 0 et replacer le curseur</text:p>
                    </text:list-item>
                  </text:list>
                </text:list-item>
              </text:list>
            </text:list-item>
            <text:list-item>
              <text:p text:style-name="P3">Chapitre 10 : TP mot mystère</text:p>
              <text:list>
                <text:list-item>
                  <text:p text:style-name="P3">tirer nombre au sort</text:p>
                </text:list-item>
                <text:list-item>
                  <text:p text:style-name="P3">retirer une case précise d'un tableau ou d'une chaine de caractères</text:p>
                </text:list-item>
              </text:list>
            </text:list-item>
            <text:list-item>
              <text:p text:style-name="P3">Chapitre 11 : les pointeurs</text:p>
              <text:list>
                <text:list-item>
                  <text:p text:style-name="P3">afficher l'adresse</text:p>
                </text:list-item>
                <text:list-item>
                  <text:p text:style-name="P3">pointeurs</text:p>
                  <text:list>
                    <text:list-item>
                      <text:p text:style-name="P3">déclarer seul comme plusieurs d'un coup, gare à où mettre *</text:p>
                    </text:list-item>
                    <text:list-item>
                      <text:p text:style-name="P3">initialiser tout en déclarant, avec la valeur sécurisante par défaut</text:p>
                    </text:list-item>
                    <text:list-item>
                      <text:p text:style-name="P3">stocker adresse et manipuler adresses</text:p>
                    </text:list-item>
                    <text:list-item>
                      <text:p text:style-name="P3">manipuleur valeur pointée</text:p>
                    </text:list-item>
                  </text:list>
                </text:list-item>
                <text:list-item>
                  <text:p text:style-name="P3">allocation dynamiques</text:p>
                  <text:list>
                    <text:list-item>
                      <text:p text:style-name="P3">demander manuellement une case mémoire et la pointer</text:p>
                    </text:list-item>
                    <text:list-item>
                      <text:p text:style-name="P3">manipuler la case allouée dynamiquement</text:p>
                    </text:list-item>
                    <text:list-item>
                      <text:p text:style-name="P3">libérer la mémoire</text:p>
                    </text:list-item>
                    <text:list-item>
                      <text:p text:style-name="P3">pointer à nouveau sur valeur sécurisante</text:p>
                    </text:list-item>
                  </text:list>
                </text:list-item>
                <text:list-item>
                  <text:p text:style-name="P3"><text:soft-page-break/>utilisations des pointeurs</text:p>
                  <text:list>
                    <text:list-item>
                      <text:p text:style-name="P3">envoyer fonctions</text:p>
                    </text:list-item>
                    <text:list-item>
                      <text:p text:style-name="P3">menus</text:p>
                    </text:list-item>
                    <text:list-item>
                      <text:p text:style-name="P3">gérer sois même création destruction variables (alloc dyn, déjà fait)</text:p>
                    </text:list-item>
                  </text:list>
                </text:list-item>
              </text:list>
            </text:list-item>
          </text:list>
        </text:list-item>
        <text:list-item>
          <text:p text:style-name="P3">Partie 2 : POO</text:p>
          <text:list>
            <text:list-item>
              <text:p text:style-name="P3">Chapitre 1 : les strings en détail et utiliser des objets</text:p>
              <text:list>
                <text:list-item>
                  <text:p text:style-name="P3">concaténer des chaines</text:p>
                </text:list-item>
                <text:list-item>
                  <text:p text:style-name="P3">erase</text:p>
                </text:list-item>
                <text:list-item>
                  <text:p text:style-name="P3">substr</text:p>
                </text:list-item>
                <text:list-item>
                  <text:p text:style-name="P3">c_str</text:p>
                </text:list-item>
              </text:list>
            </text:list-item>
            <text:list-item>
              <text:p text:style-name="P3">Chapitre 2 : les classes 1/2</text:p>
              <text:list>
                <text:list-item>
                  <text:p text:style-name="P3">header</text:p>
                  <text:list>
                    <text:list-item>
                      <text:p text:style-name="P3">créer la base d'une classe, la forme, dans le header</text:p>
                    </text:list-item>
                    <text:list-item>
                      <text:p text:style-name="P3">créer des attributs de façon standard, ne pas initialiser</text:p>
                    </text:list-item>
                    <text:list-item>
                      <text:p text:style-name="P3">créer prototype méthodes</text:p>
                    </text:list-item>
                    <text:list-item>
                      <text:p text:style-name="P3">mettre en privé et publique ce qui doit l'être</text:p>
                    </text:list-item>
                    <text:list-item>
                      <text:p text:style-name="P3">mettre ce qu'il faut pour utiliser la bibliothèque standard en .h, et repérer quand mettre le truc en question</text:p>
                    </text:list-item>
                  </text:list>
                </text:list-item>
                <text:list-item>
                  <text:p text:style-name="P3">cpp</text:p>
                  <text:list>
                    <text:list-item>
                      <text:p text:style-name="P3">inclure le h</text:p>
                    </text:list-item>
                    <text:list-item>
                      <text:p text:style-name="P3">espace de nom</text:p>
                    </text:list-item>
                    <text:list-item>
                      <text:p text:style-name="P3">préciser la classe pour chaque méthode</text:p>
                    </text:list-item>
                    <text:list-item>
                      <text:p text:style-name="P3">faire une méthode qui prend en paramètre un objet de la classe et déclenche une méthode de cet objet (ex : attaquer avec encaisser)</text:p>
                    </text:list-item>
                  </text:list>
                </text:list-item>
              </text:list>
            </text:list-item>
            <text:list-item>
              <text:p text:style-name="P3">Chapitre 3 : les classes 2/2</text:p>
              <text:list>
                <text:list-item>
                  <text:p text:style-name="P3">constructeur déstructeur</text:p>
                  <text:list>
                    <text:list-item>
                      <text:p text:style-name="P3">créer un constructeur avec et sans liste d'initiation</text:p>
                    </text:list-item>
                    <text:list-item>
                      <text:p text:style-name="P3">surcharger le constructeur (par défaut)</text:p>
                    </text:list-item>
                    <text:list-item>
                      <text:p text:style-name="P3">créer un destructeur</text:p>
                    </text:list-item>
                  </text:list>
                </text:list-item>
                <text:list-item>
                  <text:p text:style-name="P3">méthode constante</text:p>
                  <text:list>
                    <text:list-item>
                      <text:p text:style-name="P3">créer une méthode constante</text:p>
                    </text:list-item>
                  </text:list>
                </text:list-item>
                <text:list-item>
                  <text:p text:style-name="P3">associer des classes entre elles</text:p>
                  <text:list>
                    <text:list-item>
                      <text:p text:style-name="P3">créer deux classes dont une sera utilisée par l'autre</text:p>
                    </text:list-item>
                    <text:list-item>
                      <text:p text:style-name="P3">inclure la classe utilisée dans l'utilisatrice</text:p>
                    </text:list-item>
                    <text:list-item>
                      <text:p text:style-name="P3">créer un attribut de type la classe utilisée</text:p>
                    </text:list-item>
                    <text:list-item>
                      <text:p text:style-name="P3">(rajouté par moi : deux classes qui s'utilisent l'une l'autre)</text:p>
                    </text:list-item>
                    <text:list-item>
                      <text:p text:style-name="P3">dans le constructeur de la classe contenant, demander les attributs de la classe contenue, et les mettre en valeur à l'attribut objet de type la classe contenue. (appelle automatiquement le constructeur ???)</text:p>
                    </text:list-item>
                    <text:list-item>
                      <text:p text:style-name="P3">créer une méthode qui agit sur un autre objet de même type de façon dépendante de l'attribut d'une autre classe de ce même objet (exemple : créer attaquer. Le joueur 1 attaque le 2. Donc le 2 est en paramètre dans la méthode attaquer du 1. Via le 1, on lance donc la méthode encaisser du 2, avec pour valeur envoyée, l'attribut dégat arme de la classe arme chez le joueur 1 lui même.</text:p>
                    </text:list-item>
                    <text:list-item>
                      <text:p text:style-name="P3">Pour ce faire, créer un get.</text:p>
                    </text:list-item>
                    <text:list-item>
                      <text:p text:style-name="P3">Créer un set</text:p>
                    </text:list-item>
                    <text:list-item>
                      <text:p text:style-name="P3">créer une méthode qui initialise un autre objet (exemple : changer arme dans personnage.</text:p>
                    </text:list-item>
                  </text:list>
                </text:list-item>
                <text:list-item>
                  <text:p text:style-name="P3">Essayer d'inclure les classes dans le main, et les sous classes directement dans la classe parente, et pas du tout dans le main</text:p>
                </text:list-item>
              </text:list>
            </text:list-item>
            <text:list-item>
              <text:p text:style-name="P4"><text:soft-page-break/>Chapitre 4 : la surcharge d'opérateurs</text:p>
              <text:list>
                <text:list-item>
                  <text:p text:style-name="P4">opérateurs arithmétiques</text:p>
                </text:list-item>
                <text:list-item>
                  <text:p text:style-name="P4">opérateurs de flux</text:p>
                </text:list-item>
                <text:list-item>
                  <text:p text:style-name="P4">opérateurs de comparaison</text:p>
                </text:list-item>
              </text:list>
            </text:list-item>
            <text:list-item>
              <text:p text:style-name="P4">Chapitre 5 :</text:p>
              <text:list>
                <text:list-item>
                  <text:p text:style-name="P4"/>
                </text:list-item>
              </text:list>
            </text:list-item>
            <text:list-item>
              <text:p text:style-name="P4">Chapitre 6 :</text:p>
              <text:list>
                <text:list-item>
                  <text:p text:style-name="P4"/>
                </text:list-item>
              </text:list>
            </text:list-item>
            <text:list-item>
              <text:p text:style-name="P4">Chapitre 7 :</text:p>
              <text:list>
                <text:list-item>
                  <text:p text:style-name="P4"/>
                </text:list-item>
              </text:list>
            </text:list-item>
            <text:list-item>
              <text:p text:style-name="P4">Chapitre 8 :</text:p>
              <text:list>
                <text:list-item>
                  <text:p text:style-name="P4"/>
                </text:list-item>
              </text:list>
            </text:list-item>
            <text:list-item>
              <text:p text:style-name="P4">Chapitre 9 :</text:p>
              <text:list>
                <text:list-item>
                  <text:p text:style-name="P4"/>
                </text:list-item>
              </text:list>
            </text:list-item>
          </text:list>
        </text:list-item>
        <text:list-item>
          <text:p text:style-name="P4">Partie 3 : QT</text:p>
          <text:list>
            <text:list-item>
              <text:p text:style-name="P4"/>
            </text:list-item>
          </text:list>
        </text:list-item>
        <text:list-item>
          <text:p text:style-name="P4">Partie 4 : bibliothèque standard</text:p>
          <text:list>
            <text:list-item>
              <text:p text:style-name="P4"/>
            </text:list-item>
          </text:list>
        </text:list-item>
        <text:list-item>
          <text:p text:style-name="P4">Partie 5 : notions avancées</text:p>
          <text:list>
            <text:list-item>
              <text:p text:style-name="P4"/>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7T01:00:59</meta:creation-date>
    <meta:generator>OpenOffice.org/3.3$Unix OpenOffice.org_project/330m20$Build-9567</meta:generator>
    <dc:date>2012-03-31T19:57:43</dc:date>
    <meta:editing-duration>PT20H21M1S</meta:editing-duration>
    <meta:editing-cycles>232</meta:editing-cycles>
    <meta:document-statistic meta:table-count="0" meta:image-count="0" meta:object-count="0" meta:page-count="5" meta:paragraph-count="196" meta:word-count="1291" meta:character-count="6665"/>
  </office:meta>
</office:document-meta>
</file>